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="solid" draw:fill-color="#800080" draw:opacity="40%" draw:opacity-name="" draw:textarea-horizontal-align="justify" draw:textarea-vertical-align="middle" draw:auto-grow-height="false" fo:min-height="1.922cm" fo:min-width="8.563cm" loext:glow-transparency="80%" loext:decorative="false"/>
    </style:style>
    <style:style style:name="gr2" style:family="graphic" style:parent-style-name="objectwithoutfill">
      <style:graphic-properties svg:stroke-width="0.106cm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draw:stroke-dash="Long_20_Dot" svg:stroke-width="0.106cm" svg:stroke-color="#800080" draw:marker-start-width="0.359cm" draw:marker-end="Extrémités_20_de_20_flèche_20_1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objectwithoutfill">
      <style:graphic-properties svg:stroke-width="0.106cm" svg:stroke-color="#00000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textarea-vertical-align="middle" draw:auto-grow-height="false" fo:min-height="0.148cm" fo:min-width="0cm" loext:decorative="false"/>
    </style:style>
    <style:style style:name="gr6" style:family="graphic" style:parent-style-name="objectwithoutfill">
      <style:graphic-properties svg:stroke-width="0.106cm" svg:stroke-color="#80008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draw:stroke="dash" draw:stroke-dash="Dash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106cm" svg:stroke-color="#00a933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draw:stroke="dash" draw:stroke-dash="Dash_20__28_Rounded_29_" svg:stroke-width="0.106cm" svg:stroke-color="#00a933" draw:marker-start-width="0.359cm" draw:marker-end="Extrémités_20_de_20_flèche_20_2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99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42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49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03cm" fo:min-width="1.05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15cm" loext:decorative="false"/>
      <style:paragraph-properties style:writing-mode="lr-tb"/>
    </style:style>
    <style:style style:name="P1" style:family="paragraph">
      <loext:graphic-properties draw:fill="solid" draw:fill-color="#800080"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3465a4" loext:opacity="100%"/>
    </style:style>
    <style:style style:name="P5" style:family="paragraph">
      <loext:graphic-properties draw:fill="none" draw:fill-color="#ffffff"/>
      <style:paragraph-properties fo:text-align="center"/>
      <style:text-properties fo:color="#3465a4" loext:opacity="100%"/>
    </style:style>
    <style:style style:name="T1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545cm" svg:height="4.204cm" draw:transform="skewX (0.133866753627965) translate (2.201cm 9.846cm)">
          <text:p/>
          <draw:enhanced-geometry svg:viewBox="0 0 21600 21600" draw:glue-points="?f6 0 10800 ?f8 ?f11 10800 ?f9 21600 10800 ?f10 ?f5 10800" draw:text-areas="?f3 ?f3 ?f4 ?f4" draw:type="parallelogram" draw:modifiers="8332.112446051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2" draw:text-style-name="P2" draw:layer="layout" svg:x1="10.613cm" svg:y1="11.523cm" svg:x2="17.91cm" svg:y2="11.523cm">
          <text:p/>
        </draw:line>
        <draw:line draw:style-name="gr3" draw:text-style-name="P2" draw:layer="layout" svg:x1="4.88cm" svg:y1="15.735cm" svg:x2="16.607cm" svg:y2="7.029cm">
          <text:p/>
        </draw:line>
        <draw:line draw:style-name="gr4" draw:text-style-name="P2" draw:layer="layout" svg:x1="10.613cm" svg:y1="18.825cm" svg:x2="10.613cm" svg:y2="4.22cm">
          <text:p/>
        </draw:line>
        <draw:custom-shape draw:style-name="gr5" draw:text-style-name="P3" draw:layer="layout" svg:width="0.522cm" svg:height="0.562cm" svg:x="16.393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2cm" svg:height="0.562cm" svg:x="8.02cm" svg:y="8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cm" svg:height="0.562cm" svg:x="11.338cm" svg:y="14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1cm" svg:height="0.562cm" svg:x="13.857cm" svg:y="5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1cm" svg:height="0.562cm" svg:x="3.333cm" svg:y="1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619cm" svg:y1="11.523cm" svg:x2="17.911cm" svg:y2="11.523cm">
          <text:p/>
        </draw:line>
        <draw:line draw:style-name="gr7" draw:text-style-name="P2" draw:layer="layout" svg:x1="3.54cm" svg:y1="12.747cm" svg:x2="3.561cm" svg:y2="13.665cm">
          <text:p/>
        </draw:line>
        <draw:line draw:style-name="gr7" draw:text-style-name="P2" draw:layer="layout" svg:x1="8.249cm" svg:y1="9.269cm" svg:x2="8.267cm" svg:y2="10.961cm">
          <text:p/>
        </draw:line>
        <draw:line draw:style-name="gr8" draw:text-style-name="P2" draw:layer="layout" svg:x1="11.574cm" svg:y1="12.854cm" svg:x2="11.574cm" svg:y2="14.539cm">
          <text:p/>
        </draw:line>
        <draw:line draw:style-name="gr7" draw:text-style-name="P2" draw:layer="layout" svg:x1="16.622cm" svg:y1="9.534cm" svg:x2="16.622cm" svg:y2="10.657cm">
          <text:p/>
        </draw:line>
        <draw:line draw:style-name="gr7" draw:text-style-name="P2" draw:layer="layout" svg:x1="14.159cm" svg:y1="6.349cm" svg:x2="14.189cm" svg:y2="10.961cm">
          <text:p/>
        </draw:line>
        <draw:line draw:style-name="gr9" draw:text-style-name="P2" draw:layer="layout" svg:x1="10.613cm" svg:y1="11.523cm" svg:x2="8.528cm" svg:y2="9.276cm">
          <text:p/>
        </draw:line>
        <draw:line draw:style-name="gr9" draw:text-style-name="P2" draw:layer="layout" svg:x1="10.613cm" svg:y1="11.523cm" svg:x2="13.74cm" svg:y2="6.467cm">
          <text:p/>
        </draw:line>
        <draw:line draw:style-name="gr9" draw:text-style-name="P2" draw:layer="layout" svg:x1="10.613cm" svg:y1="11.523cm" svg:x2="16.347cm" svg:y2="9.276cm">
          <text:p/>
        </draw:line>
        <draw:line draw:style-name="gr10" draw:text-style-name="P2" draw:layer="layout" svg:x1="10.613cm" svg:y1="11.524cm" svg:x2="11.394cm" svg:y2="14.611cm">
          <text:p/>
        </draw:line>
        <draw:line draw:style-name="gr9" draw:text-style-name="P2" draw:layer="layout" svg:x1="10.613cm" svg:y1="11.524cm" svg:x2="3.857cm" svg:y2="12.43cm">
          <text:p/>
        </draw:line>
        <draw:frame draw:style-name="gr11" draw:text-style-name="P4" draw:layer="layout" svg:width="2.129cm" svg:height="1.673cm" svg:x="13.476cm" svg:y="5.016cm">
          <draw:text-box>
            <text:p><text:span text:style-name="T1">chat</text:span></text:p>
          </draw:text-box>
        </draw:frame>
        <draw:frame draw:style-name="gr12" draw:text-style-name="P4" draw:layer="layout" svg:width="2.628cm" svg:height="1.673cm" svg:x="15.605cm" svg:y="8.112cm">
          <draw:text-box>
            <text:p><text:span text:style-name="T1">souris</text:span></text:p>
          </draw:text-box>
        </draw:frame>
        <draw:frame draw:style-name="gr13" draw:text-style-name="P4" draw:layer="layout" svg:width="2.914cm" svg:height="1.673cm" svg:x="6.467cm" svg:y="7.68cm">
          <draw:text-box>
            <text:p><text:span text:style-name="T1">rapide</text:span></text:p>
          </draw:text-box>
        </draw:frame>
        <draw:frame draw:style-name="gr14" draw:text-style-name="P5" draw:layer="layout" svg:width="2.717cm" svg:height="1.153cm" svg:x="2.252cm" svg:y="11.289cm">
          <draw:text-box>
            <text:p text:style-name="P3"><text:span text:style-name="T1">m</text:span><text:span text:style-name="T1">or</text:span><text:span text:style-name="T1">t</text:span></text:p>
          </draw:text-box>
        </draw:frame>
        <draw:frame draw:style-name="gr15" draw:text-style-name="P4" draw:layer="layout" svg:width="2.415cm" svg:height="1.673cm" svg:x="10.858cm" svg:y="15.371cm">
          <draw:text-box>
            <text:p><text:span text:style-name="T1">gri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14T09:39:39.312008600</meta:creation-date>
    <dc:date>2026-04-14T11:22:28.099875800</dc:date>
    <meta:editing-duration>PT11M41S</meta:editing-duration>
    <meta:editing-cycles>2</meta:editing-cycles>
    <meta:generator>LibreOffice/26.2.1.2$Windows_X86_64 LibreOffice_project/620$Build-2</meta:generator>
    <meta:document-statistic meta:object-count="25"/>
  </office:meta>
</office:document-meta>
</file>